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2" style:family="paragraph" style:parent-style-name="Text_20_body">
      <style:text-properties officeooo:paragraph-rsid="007cc721"/>
    </style:style>
    <style:style style:name="P183" style:family="paragraph" style:parent-style-name="Text_20_body">
      <style:text-properties officeooo:paragraph-rsid="007d19c4"/>
    </style:style>
    <style:style style:name="P184" style:family="paragraph" style:parent-style-name="Text_20_body">
      <style:text-properties officeooo:rsid="007d19c4" officeooo:paragraph-rsid="007d19c4"/>
    </style:style>
    <style:style style:name="P185" style:family="paragraph" style:parent-style-name="Text_20_body">
      <style:text-properties officeooo:rsid="007e2206" officeooo:paragraph-rsid="007e2206"/>
    </style:style>
    <style:style style:name="P186" style:family="paragraph" style:parent-style-name="Text_20_body">
      <style:text-properties officeooo:rsid="007ef44e" officeooo:paragraph-rsid="007ef44e"/>
    </style:style>
    <style:style style:name="P187" style:family="paragraph" style:parent-style-name="Text_20_body">
      <style:text-properties officeooo:rsid="007fb080" officeooo:paragraph-rsid="007fb080"/>
    </style:style>
    <style:style style:name="P188" style:family="paragraph" style:parent-style-name="Text_20_body">
      <style:text-properties officeooo:rsid="009dd571" officeooo:paragraph-rsid="009dd571"/>
    </style:style>
    <style:style style:name="P189" style:family="paragraph" style:parent-style-name="Text_20_body">
      <style:text-properties officeooo:paragraph-rsid="00a13881"/>
    </style:style>
    <style:style style:name="P190" style:family="paragraph" style:parent-style-name="Text_20_body">
      <style:text-properties officeooo:rsid="007e5766" officeooo:paragraph-rsid="007e5766"/>
    </style:style>
    <style:style style:name="P191" style:family="paragraph" style:parent-style-name="Text_20_body">
      <style:text-properties officeooo:paragraph-rsid="00a4434f"/>
    </style:style>
    <style:style style:name="P192" style:family="paragraph" style:parent-style-name="Preformatted_20_Text">
      <style:paragraph-properties fo:margin-top="0cm" fo:margin-bottom="0.499cm" loext:contextual-spacing="false"/>
    </style:style>
    <style:style style:name="P19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9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9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25"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26"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27"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28"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29"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3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3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3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3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3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36"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37"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38" style:family="paragraph" style:parent-style-name="Heading_20_4">
      <style:text-properties officeooo:rsid="001ea7ef" officeooo:paragraph-rsid="001ea7ef"/>
    </style:style>
    <style:style style:name="P239" style:family="paragraph" style:parent-style-name="Table_20_Contents">
      <style:paragraph-properties fo:margin-top="0cm" fo:margin-bottom="0cm" loext:contextual-spacing="false"/>
      <style:text-properties style:font-name="arial"/>
    </style:style>
    <style:style style:name="P240"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41"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42"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43"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44"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4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246"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247"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248"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49"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50"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51"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25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5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54"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5"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37"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193">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30"><text:s text:c="4"/><text:span text:style-name="T73">Author: <text:s text:c="4"/>Stefan Berghofer and Markus Wenzel, TU Muenchen</text:span></text:p>
      <text:p text:style-name="P231">*)</text:p>
      <text:p text:style-name="P236"/>
      <text:p text:style-name="P232"><text:span text:style-name="T74">section</text:span> <text:span text:style-name="T75">‹Ordinals›</text:span></text:p>
      <text:p text:style-name="P236"/>
      <text:p text:style-name="P232"><text:span text:style-name="T74">theory</text:span> Ordinals</text:p>
      <text:p text:style-name="P232"><text:span text:style-name="T76">imports</text:span> Main</text:p>
      <text:p text:style-name="P234">begin</text:p>
      <text:p text:style-name="P236"/>
      <text:p text:style-name="P232"><text:span text:style-name="T74">text</text:span> <text:span text:style-name="T75">‹</text:span></text:p>
      <text:p text:style-name="P235"><text:s text:c="2"/><text:span text:style-name="T73">Some basic definitions of ordinal numbers. <text:s/>Draws an Agda</text:span></text:p>
      <text:p text:style-name="P235"><text:s text:c="2"/><text:span text:style-name="T73">development (in Martin-L\"of type theory) by Peter Hancock (see</text:span></text:p>
      <text:p text:style-name="P235"><text:s text:c="2"/><text:span text:style-name="T73">?â¹http://www.dcs.ed.ac.uk/home/pgh/chat.html›).</text:span></text:p>
      <text:p text:style-name="P235">›</text:p>
      <text:p text:style-name="P236"/>
      <text:p text:style-name="P232"><text:span text:style-name="T74">datatype</text:span> ordinal =</text:p>
      <text:p text:style-name="P233"><text:s text:c="4"/><text:span text:style-name="T73">Zero</text:span></text:p>
      <text:p text:style-name="P233"><text:s text:c="2"/><text:span text:style-name="T73">| Succ ordinal</text:span></text:p>
      <text:p text:style-name="P233"><text:s text:c="2"/><text:span text:style-name="T73">| Limit </text:span><text:span text:style-name="T79">"nat ⇒ ordinal"</text:span></text:p>
      <text:p text:style-name="P236"/>
      <text:p text:style-name="P232"><text:span text:style-name="T74">primrec</text:span> pred :: <text:span text:style-name="T78">"ordinal ⇒ nat ⇒ ordinal option"</text:span></text:p>
      <text:p text:style-name="P234">where</text:p>
      <text:p text:style-name="P233"><text:s text:c="2"/><text:span text:style-name="T79">"pred Zero n = None"</text:span></text:p>
      <text:p text:style-name="P232">| <text:span text:style-name="T78">"pred (Succ a) n = Some a"</text:span></text:p>
      <text:p text:style-name="P232">| <text:span text:style-name="T78">"pred (Limit f) n = Some (f n)"</text:span></text:p>
      <text:p text:style-name="P236"/>
      <text:p text:style-name="P232"><text:span text:style-name="T74">abbreviation</text:span> (input) iter :: <text:span text:style-name="T78">"('a ⇒ 'a) ⇒ nat ⇒ ('a ⇒ 'a)"</text:span></text:p>
      <text:p text:style-name="P233"><text:s text:c="2"/><text:span text:style-name="T77">where</text:span><text:span text:style-name="T73"> </text:span><text:span text:style-name="T79">"iter f n ≡ f ^^ n"</text:span></text:p>
      <text:p text:style-name="P236"/>
      <text:p text:style-name="P232"><text:span text:style-name="T74">definition</text:span> OpLim :: <text:span text:style-name="T78">"(nat ⇒ (ordinal ⇒ ordinal)) ⇒ (ordinal ⇒ ordinal)"</text:span></text:p>
      <text:p text:style-name="P233"><text:s text:c="2"/><text:span text:style-name="T77">where</text:span><text:span text:style-name="T73"> </text:span><text:span text:style-name="T79">"OpLim F a = Limit (λn. F n a)"</text:span></text:p>
      <text:p text:style-name="P236"/>
      <text:p text:style-name="P232"><text:span text:style-name="T74">definition</text:span> OpItw :: <text:span text:style-name="T78">"(ordinal ⇒ ordinal) ⇒ (ordinal ⇒ ordinal)"</text:span> <text:s/>(<text:span text:style-name="T78">"⨆"</text:span>)</text:p>
      <text:p text:style-name="P233"><text:s text:c="2"/><text:span text:style-name="T77">where</text:span><text:span text:style-name="T73"> </text:span><text:span text:style-name="T79">"⨆f = OpLim (iter f)"</text:span></text:p>
      <text:p text:style-name="P236"/>
      <text:p text:style-name="P232"><text:span text:style-name="T74">primrec</text:span> cantor :: <text:span text:style-name="T78">"ordinal ⇒ ordinal ⇒ ordinal"</text:span></text:p>
      <text:p text:style-name="P234">where</text:p>
      <text:p text:style-name="P233"><text:s text:c="2"/><text:span text:style-name="T79">"cantor a Zero = Succ a"</text:span></text:p>
      <text:p text:style-name="P232">| <text:span text:style-name="T78">"cantor a (Succ b) = ⨆(λx. cantor x b) a"</text:span></text:p>
      <text:p text:style-name="P232"><text:soft-page-break/>| <text:span text:style-name="T78">"cantor a (Limit f) = Limit (λn. cantor a (f n))"</text:span></text:p>
      <text:p text:style-name="P236"/>
      <text:p text:style-name="P232"><text:span text:style-name="T74">primrec</text:span> Nabla :: <text:span text:style-name="T78">"(ordinal ⇒ ordinal) ⇒ (ordinal ⇒ ordinal)"</text:span> <text:s/>(<text:span text:style-name="T78">"∇"</text:span>)</text:p>
      <text:p text:style-name="P234">where</text:p>
      <text:p text:style-name="P233"><text:s text:c="2"/><text:span text:style-name="T79">"∇f Zero = f Zero"</text:span></text:p>
      <text:p text:style-name="P232">| <text:span text:style-name="T78">"∇f (Succ a) = f (Succ (∇f a))"</text:span></text:p>
      <text:p text:style-name="P232">| <text:span text:style-name="T78">"∇f (Limit h) = Limit (λn. ∇f (h n))"</text:span></text:p>
      <text:p text:style-name="P236"/>
      <text:p text:style-name="P232"><text:span text:style-name="T74">definition</text:span> deriv :: <text:span text:style-name="T78">"(ordinal ⇒ ordinal) ⇒ (ordinal ⇒ ordinal)"</text:span></text:p>
      <text:p text:style-name="P233"><text:s text:c="2"/><text:span text:style-name="T77">where</text:span><text:span text:style-name="T73"> </text:span><text:span text:style-name="T79">"deriv f = ∇(⨆f)"</text:span></text:p>
      <text:p text:style-name="P236"/>
      <text:p text:style-name="P232"><text:span text:style-name="T74">primrec</text:span> veblen :: <text:span text:style-name="T78">"ordinal ⇒ ordinal ⇒ ordinal"</text:span></text:p>
      <text:p text:style-name="P234">where</text:p>
      <text:p text:style-name="P233"><text:s text:c="2"/><text:span text:style-name="T79">"veblen Zero = ∇(OpLim (iter (cantor Zero)))"</text:span></text:p>
      <text:p text:style-name="P232">| <text:span text:style-name="T78">"veblen (Succ a) = ∇(OpLim (iter (veblen a)))"</text:span></text:p>
      <text:p text:style-name="P232">| <text:span text:style-name="T78">"veblen (Limit f) = ∇(OpLim (λn. veblen (f n)))"</text:span></text:p>
      <text:p text:style-name="P236"/>
      <text:p text:style-name="P232"><text:span text:style-name="T74">definition</text:span> <text:span text:style-name="T78">"veb a = veblen a Zero"</text:span></text:p>
      <text:p text:style-name="P232"><text:span text:style-name="T74">definition</text:span> <text:span text:style-name="T78">"ε⇩</text:span><text:span text:style-name="T80">0</text:span><text:span text:style-name="T78"> = veb Zero"</text:span></text:p>
      <text:p text:style-name="P232"><text:span text:style-name="T74">definition</text:span> <text:span text:style-name="T78">"Γ⇩</text:span><text:span text:style-name="T80">0</text:span><text:span text:style-name="T78"> = Limit (λn. iter veb n Zero)"</text:span></text:p>
      <text:p text:style-name="P236"/>
      <text:p text:style-name="P225">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21"><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38"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92"><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0"><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20"><text:s/><text:span text:style-name="T67">LargeVeblen = fix (\x -&gt; phi (x =&gt; Suc Zero &amp; Zeros)) (Suc Zero)</text:span></text:p>
      <text:p text:style-name="P224"/>
      <text:p text:style-name="P224"/>
      <text:p text:style-name="P224">data Xord </text:p>
      <text:p text:style-name="P224"><text:s/>= Zero</text:p>
      <text:p text:style-name="P224"><text:s/>| Suc Xord</text:p>
      <text:p text:style-name="P224"><text:s/>| Lim (Nat → Xord)</text:p>
      <text:p text:style-name="P224"><text:s/>| Ass Xord Xord Xord</text:p>
      <text:p text:style-name="P224">phi (Ass a b c)</text:p>
      <text:p text:style-name="P224">abc:numéros lignes code, p = traité partiellement, + = ajouter ligne</text:p>
      <text:p text:style-name="P194"><text:soft-page-break/>000:1,2</text:p>
      <text:p text:style-name="P194">00S:2</text:p>
      <text:p text:style-name="P194">00L:2</text:p>
      <text:p text:style-name="P194">00A:2,3p,4p</text:p>
      <text:p text:style-name="P194">0S0:1</text:p>
      <text:p text:style-name="P194">0SS</text:p>
      <text:p text:style-name="P194">0SL</text:p>
      <text:p text:style-name="P194">0SA:3p,4p,7p,9p,11p,13p</text:p>
      <text:p text:style-name="P194">0L0:1,5</text:p>
      <text:p text:style-name="P194">0LS:5</text:p>
      <text:p text:style-name="P194">0LL:5</text:p>
      <text:p text:style-name="P194">0LA:3p,4p,5</text:p>
      <text:p text:style-name="P194">0A0:1</text:p>
      <text:p text:style-name="P194">0AS:+</text:p>
      <text:p text:style-name="P194">0AL:+</text:p>
      <text:p text:style-name="P194">0AA:3p,4p</text:p>
      <text:p text:style-name="P194">S00:2</text:p>
      <text:p text:style-name="P194">S0S:2</text:p>
      <text:p text:style-name="P194">S0L:2</text:p>
      <text:p text:style-name="P194">S0A:2</text:p>
      <text:p text:style-name="P194">SS0:6</text:p>
      <text:p text:style-name="P194">SSS:6</text:p>
      <text:p text:style-name="P194">SSL:6</text:p>
      <text:p text:style-name="P194">SSA:6</text:p>
      <text:p text:style-name="P194">SL0:8</text:p>
      <text:p text:style-name="P194">SLS:8</text:p>
      <text:p text:style-name="P194">SLA:8</text:p>
      <text:p text:style-name="P194">SA0:+</text:p>
      <text:p text:style-name="P194">SAS:+</text:p>
      <text:p text:style-name="P194">SAL:+</text:p>
      <text:p text:style-name="P194">SAA:+</text:p>
      <text:p text:style-name="P194">L00:2</text:p>
      <text:p text:style-name="P194">L0S:2</text:p>
      <text:p text:style-name="P194">L0L:2</text:p>
      <text:p text:style-name="P194">L0A:2</text:p>
      <text:p text:style-name="P194">LS0:10</text:p>
      <text:p text:style-name="P194">LSS:10</text:p>
      <text:p text:style-name="P194">LSL:10</text:p>
      <text:p text:style-name="P194">LSA:10</text:p>
      <text:p text:style-name="P194">LLO:12</text:p>
      <text:p text:style-name="P194">LLS:12</text:p>
      <text:p text:style-name="P194">LLL:12</text:p>
      <text:p text:style-name="P194"><text:soft-page-break/>LLA:12</text:p>
      <text:p text:style-name="P194">LA0:+</text:p>
      <text:p text:style-name="P194">LAS:+</text:p>
      <text:p text:style-name="P194">LAL:+</text:p>
      <text:p text:style-name="P194">LAA:+</text:p>
      <text:p text:style-name="P194">A00:2</text:p>
      <text:p text:style-name="P194">AOS:2</text:p>
      <text:p text:style-name="P194">A0L:2</text:p>
      <text:p text:style-name="P195">A0A:2<text:line-break/></text:p>
      <text:p text:style-name="P196">AS0:+</text:p>
      <text:p text:style-name="P196">ASS:+</text:p>
      <text:p text:style-name="P196">ASL:+</text:p>
      <text:p text:style-name="P196">ASA:+</text:p>
      <text:p text:style-name="P196">AL0:+</text:p>
      <text:p text:style-name="P196">ALS:+</text:p>
      <text:p text:style-name="P196">ALL:+</text:p>
      <text:p text:style-name="P196">ALA:+</text:p>
      <text:p text:style-name="P196">AA0:+</text:p>
      <text:p text:style-name="P196">AAS:+</text:p>
      <text:p text:style-name="P196">AAL:+</text:p>
      <text:p text:style-name="P196">AAA:+</text:p>
      <text:p text:style-name="P196"/>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97"><text:s/>Ass a b c = c,a:b</text:p>
      <text:p text:style-name="P197"><text:s/>phi (0) = w⁰ = 1</text:p>
      <text:p text:style-name="P197"><text:s/>phi (0:a) = w^a</text:p>
      <text:p text:style-name="P197"><text:s/>phi (al, k:0) = phi(al)</text:p>
      <text:p text:style-name="P197"><text:soft-page-break/><text:s/>phi (al, k:0, 0:a) = phi (al, 0:a)</text:p>
      <text:p text:style-name="P197"><text:s/>phi (al, 0:b, 0:a) = phi (al, 0:a)</text:p>
      <text:p text:style-name="P197"><text:s/>phi (al, 0:lim s) = lim n → phi (al, 0:s n)</text:p>
      <text:p text:style-name="P197">+phi (al, 0:(al1,x:y)) = ?</text:p>
      <text:p text:style-name="P222"><text:span text:style-name="T67"><text:s/></text:span><text:span text:style-name="T68">phi (al, k+1:b+1) = fix (x → phi (al, k+1:b, k:x)) 0</text:span></text:p>
      <text:p text:style-name="P198"><text:s/>phi (al, k+1:b+1, 0:a+1) = fix (x → phi (al, k+1:b, k:x)) (phi (al, k+1:b+1, 0:a) + 1)</text:p>
      <text:p text:style-name="P198"><text:s/>phi (al, k+1:lim s) = lim n → phi (al, k+1:s n)</text:p>
      <text:p text:style-name="P198"><text:s/>phi (al, k+1:lim s, 0:a+1) = lim n → phi (al, k+1:s n, k:phi(al,k+1:lim s,0:a)+1)</text:p>
      <text:p text:style-name="P199">+phi (al, k+1:(al1,x:y)) = ?</text:p>
      <text:p text:style-name="P199">+phi (al, k+1:(al1,x:y)) = ?</text:p>
      <text:p text:style-name="P223"><text:span text:style-name="T69"><text:s/></text:span><text:span text:style-name="T70">phi (al, lim s:b+1) = lim n → fix (x → phi (al, lim s:b, s n:x) 0)</text:span></text:p>
      <text:p text:style-name="P200"><text:s/>phi (al, lim s:b+1, 0:a+1) = lim n → fix (x → phi (al, lim s:b, s n:x) (phi (al, lim s:b+1, 0:a) + 1)</text:p>
      <text:p text:style-name="P200"><text:s/>phi (al, lim s:lim t) = lim n → phi (al, lim s:t n)</text:p>
      <text:p text:style-name="P200"><text:s/>phi (al, lim s:lim t, 0:a+1) = lim n → phi (al, lim s:t n, f n:phi(al,lim s:lim t,0:a))</text:p>
      <text:p text:style-name="P202">+phi (al, (al1,x:y):b+1) = ?</text:p>
      <text:p text:style-name="P202">+phi (al, (al1,x:y):b+1, 0:a+1) = ?</text:p>
      <text:p text:style-name="P202">+phi (al, (al1,x:y):lim t) = ?</text:p>
      <text:p text:style-name="P202">+phi (al, (al1,x:y):lim t, 0:a+1) = ?</text:p>
      <text:p text:style-name="P202">+phi (al, (al1,x:y):(al2,u:v)) = ?</text:p>
      <text:p text:style-name="P202">+phi (al, (al1,x:y):(al2,u:v), 0:a+1) = ?</text:p>
      <text:p text:style-name="P202"/>
      <text:p text:style-name="P203"><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03">correction phi : </text:p>
      <text:p text:style-name="P226"><text:s/>phi (al, lim s:b+1) = lim n → fix (x → phi (al, lim s:b, s n:x) 0)</text:p>
      <text:p text:style-name="P201"><text:s/>phi (al, lim s:b+1, 0:a+1) = lim n → fix (x → phi (al, lim s:b, s n:x) (phi (al, lim s:b+1, 0:a) + 1)</text:p>
      <text:p text:style-name="P203">remplacé par</text:p>
      <text:p text:style-name="P203"><text:s/>phi (al, lim s:b+1) = lim n → phi (lim s:b, s n:1)</text:p>
      <text:p text:style-name="P203"><text:s/>phi (al, lim s:b+1, 0:a+1) = lim n → phi (al, lim s:b, s n:phi(al,lim s:b+1,0:a))</text:p>
      <text:p text:style-name="P203"/>
      <text:p text:style-name="P203"><text:s/><text:span text:style-name="T90">ancienne version</text:span></text:p>
      <text:p text:style-name="P203"><text:s/><text:span text:style-name="T92">nouvelle version</text:span></text:p>
      <text:p text:style-name="P203"/>
      <text:p text:style-name="P203"/>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20"><text:s/><text:span text:style-name="T67">phi (Zero =&gt; Suc a &amp; Lim f =&gt; Lim g &amp; al) = Lim (\n -&gt; phi (f n =&gt; phi (Zero =&gt; a &amp; Lim f =&gt; Lim g &amp; al) &amp; Lim f =&gt; g n &amp; al)) </text:span></text:p>
      <text:p text:style-name="P205"><text:s/>phi Zeros = increase Zero</text:p>
      <text:p text:style-name="P206"><text:s/>phi (Ass Zero a Zeros) = increase a</text:p>
      <text:p text:style-name="P206"><text:s/>phi (Ass k Zero al) = phi al</text:p>
      <text:p text:style-name="P206"><text:s/>phi (Ass Zero a (Ass k Zero al)) = phi (Ass Zero a al)</text:p>
      <text:p text:style-name="P206"><text:s/>phi (Ass Zero a (Ass Zero b al)) = phi (Ass Zero a al)</text:p>
      <text:p text:style-name="P206"><text:s/>phi (Ass Zero (Lim f) al) = Lim $ \n -&gt; phi $ Ass Zero (f n) al</text:p>
      <text:p text:style-name="P206"><text:s/>phi (Ass (Suc k) (Suc b) al) = fix (\x -&gt; phi $ Ass k x $ Ass (Suc k) b al) Zero</text:p>
      <text:p text:style-name="P206"><text:s/>phi (Ass Zero (Suc a) (Ass (Suc k) (Suc b) al)) = fix (\x -&gt; phi $ Ass k x $ Ass (Suc k) b al) (Suc $ phi $ Ass Zero a $ Ass (Suc k) (Suc b) al)</text:p>
      <text:p text:style-name="P205"><text:s/>phi (Ass (Suc k) (Lim f) al) = Lim $ \n -&gt; phi $ Ass (Suc k) (f n) al</text:p>
      <text:p text:style-name="P205"><text:s/>phi (Ass Zero (Suc a) (Ass (Suc k) (Lim f) al)) = Lim $ \n -&gt; phi $ Ass k (Suc $ phi $ Ass Zero a $ Ass (Suc k) (Lim f) al) $ Ass (Suc k) (f n) al</text:p>
      <text:p text:style-name="P205"><text:s/><text:span text:style-name="T89">phi (Ass (Lim f) (Suc b) al) = Lim $ \n -&gt; fix (\x -&gt; phi $ Ass (f n) x $ Ass (Lim f) b al) Zero</text:span></text:p>
      <text:p text:style-name="P207">phi (Ass (Lim f) (Suc b) al) = Lim $ \n -&gt; phi $ Ass (f n) (Suc Zero) $ Ass (Lim f) b al</text:p>
      <text:p text:style-name="P205"/>
      <text:p text:style-name="P205"><text:s/><text:span text:style-name="T89">phi (Ass Zero (Suc a) (Ass (Lim f) (Suc b) al)) = Lim $ \n -&gt; fix (\x -&gt; phi $ Ass (f n) x $ Ass (Lim f) b al) (Suc $ phi $ Ass Zero a $ Ass (Lim f) (Suc b) al)</text:span></text:p>
      <text:p text:style-name="P208"><text:s/>phi (Ass Zero (Suc a) (Ass (Lim f) (Suc b) al)) = Lim $ \n -&gt; phi $ Ass (f n) (phi $ Ass Zero a $ Ass (Lim f) (Suc b) al) $ Ass (Lim f) b al</text:p>
      <text:p text:style-name="P205"><text:s/>phi (Ass (Lim f) (Lim g) al) = Lim $ \n -&gt; phi $ Ass (Lim f) (g n) al</text:p>
      <text:p text:style-name="P204"><text:s/>phi (Ass Zero (Suc a) (Ass (Lim f) (Lim g) al)) = Lim $ \n -&gt; phi $ Ass (f n) (phi $ Ass Zero a $ Ass (Lim f) (Lim g) al) $ Ass (Lim f) (g n) al</text:p>
      <text:p text:style-name="P203"/>
      <text:p text:style-name="P209">correspondance notation combinatoire : autre possibilité :</text:p>
      <text:p text:style-name="P209">Gamma_0^...^Gamma₀ = R1 (R1;1 H) suc 0 = epsilon_(Gamma_0+1) = phi(1,Gamma_0+1)</text:p>
      <text:p text:style-name="P209">zeta_(Gamma_0+1) = R1 R1;1 H suc 0</text:p>
      <text:p text:style-name="P209">Gamma₁ = H [R *-&gt;2 R1;1 H suc 0] 0</text:p>
      <text:p text:style-name="P209"><text:s/>= R1;2 R1;1 H suc 0</text:p>
      <text:p text:style-name="P209"><text:s/>= R1;2-&gt;1 H suc 0</text:p>
      <text:p text:style-name="P209">Gamma_a = phi(1,0,a) = R1;a-&gt;1 H suc 0</text:p>
      <text:p text:style-name="P209">phi(1,1,0) = H [R1 ;*-&gt;1 H suc 0] 0 = R2;1 H suc 0</text:p>
      <text:p text:style-name="P209">phi(2,0,0) = H [R*;1 H suc 0] 0 = R1,0;1 H suc 0</text:p>
      <text:p text:style-name="P209">phi(3,0,0) = R1,0,0;1 H suc 0 ou R2,0;1 H suc 0 ?</text:p>
      <text:p text:style-name="P209">SVO = Rw:1;1 H suc 0</text:p>
      <text:p text:style-name="P209">LVO = RW:1;1 H suc 0 = R(1,0):1;1 H suc 0 = R1:1:1;1 H suc 0</text:p>
      <text:p text:style-name="P209">BHO = R1:…:1;1 H suc 0</text:p>
      <text:p text:style-name="P209"/>
      <text:p text:style-name="P227">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39">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39">C(C(W_2,W),0)<text:line-break/></text:p>
          </table:table-cell>
        </table:table-row>
      </table:table>
      <text:p text:style-name="Text_20_body"><text:line-break/></text:p>
      <text:p text:style-name="P210">Taranovsky</text:p>
      <text:p text:style-name="P210"/>
      <text:p text:style-name="P210">module Taranovsky where</text:p>
      <text:p text:style-name="P210"/>
      <text:p text:style-name="P210"><text:s/>-- Natural numbers</text:p>
      <text:p text:style-name="P210"><text:s/>data Nat </text:p>
      <text:p text:style-name="P210"><text:s text:c="2"/>= ZeroN</text:p>
      <text:p text:style-name="P210"><text:s text:c="2"/>| SucN Nat</text:p>
      <text:p text:style-name="P210"/>
      <text:p text:style-name="P210"><text:s/>-- Ordinals</text:p>
      <text:p text:style-name="P210"><text:s/>data Ord </text:p>
      <text:p text:style-name="P210"><text:s text:c="2"/>= Zero</text:p>
      <text:p text:style-name="P210"><text:s text:c="2"/>| Suc Ord</text:p>
      <text:p text:style-name="P210"><text:s text:c="2"/>| Lim (Nat -&gt; Ord)</text:p>
      <text:p text:style-name="P210"><text:s text:c="2"/>| Ext (Ord -&gt; Ord)</text:p>
      <text:p text:style-name="P210"/>
      <text:p text:style-name="P210"><text:s/>-- Ordinals</text:p>
      <text:p text:style-name="P210"><text:s/>--data Xord</text:p>
      <text:p text:style-name="P210"><text:s/>-- = Cnt Ord</text:p>
      <text:p text:style-name="P210"><text:soft-page-break/><text:s/>-- | Ext (Ord -&gt; Xord)</text:p>
      <text:p text:style-name="P210"/>
      <text:p text:style-name="P210"><text:s/>-- Ordinal corresponding to a given natural</text:p>
      <text:p text:style-name="P210"><text:s/>ordOfNat ZeroN = Zero</text:p>
      <text:p text:style-name="P210"><text:s/>ordOfNat (SucN n) = Suc (ordOfNat n)</text:p>
      <text:p text:style-name="P210"/>
      <text:p text:style-name="P210"><text:s/>-- omega</text:p>
      <text:p text:style-name="P210"><text:s/>w = Lim ordOfNat</text:p>
      <text:p text:style-name="P210"/>
      <text:p text:style-name="P210"><text:s/>-- plus a b = b + a</text:p>
      <text:p text:style-name="P210"><text:s/>plus Zero b = b</text:p>
      <text:p text:style-name="P210"><text:s/>plus (Suc a) b = Suc (plus a b)</text:p>
      <text:p text:style-name="P210"><text:s/>plus (Lim s) b = Lim (\n -&gt; plus (s n) b)</text:p>
      <text:p text:style-name="P210"><text:s/>plus (Ext f) b = Ext (\x -&gt; plus (f x) b)</text:p>
      <text:p text:style-name="P210"/>
      <text:p text:style-name="P210"><text:s/>lim0 s = Lim s</text:p>
      <text:p text:style-name="P210"/>
      <text:p text:style-name="P210">{-</text:p>
      <text:p text:style-name="P210"><text:s/>fpower l f Zero x = x</text:p>
      <text:p text:style-name="P210"><text:s/>fpower l f (Suc a) x = f (fpower l f a x)</text:p>
      <text:p text:style-name="P210"><text:s/>fpower l f (Lim s) x = l (\n -&gt; fpower l f (s n) x)</text:p>
      <text:p text:style-name="P210"/>
      <text:p text:style-name="P210"><text:s/>-- fix f z = least fixed point of f which is &gt; z</text:p>
      <text:p text:style-name="P210"><text:s/>fix f z = fpower lim0 f w (Suc z) -- Lim (\n -&gt; fpower0 f (ordOfNat n) (Suc z))</text:p>
      <text:p text:style-name="P210">-}</text:p>
      <text:p text:style-name="P210"/>
      <text:p text:style-name="P210"><text:s/>iter f ZeroN a = a</text:p>
      <text:p text:style-name="P210"><text:s/>iter f (SucN p) a = iter f p (f a)</text:p>
      <text:p text:style-name="P210"/>
      <text:p text:style-name="P210"><text:s/>opLim f a = Lim (\n -&gt; f n a)</text:p>
      <text:p text:style-name="P210"/>
      <text:p text:style-name="P210"><text:s/>opItw f = opLim (iter f)</text:p>
      <text:p text:style-name="P210"/>
      <text:p text:style-name="P210"><text:s/>-- cantor a b = a + w^b -&gt; C(b,a)</text:p>
      <text:p text:style-name="P210"><text:s/>cantor a Zero = Suc a</text:p>
      <text:p text:style-name="P210"><text:s/>cantor a (Suc b) = opItw (\x -&gt; cantor x b) a</text:p>
      <text:p text:style-name="P210"><text:s/>cantor a (Lim s) = Lim (\n -&gt; cantor a (s n))</text:p>
      <text:p text:style-name="P210"><text:s/>-- cantor a (Ext f) = Ext (\x -&gt; cantor a (f x))</text:p>
      <text:p text:style-name="P210"><text:s/>cantor a (Ext f) = opItw (\x -&gt; cantor a (f x)) Zero</text:p>
      <text:p text:style-name="P210"><text:s/>-- cantor a (Ext f) = cantor a (opItw (\x -&gt; f (cantor a x)) Zero)</text:p>
      <text:p text:style-name="P210"/>
      <text:p text:style-name="P213">or</text:p>
      <text:p text:style-name="P213"><text:soft-page-break/></text:p>
      <text:p text:style-name="P213">- Taranovsky's C(b,a) = generalization of a + w^b</text:p>
      <text:p text:style-name="P213"><text:s/>tc Zero a = Suc a</text:p>
      <text:p text:style-name="P213"><text:s/>tc (Suc b) a = opItw (tc b) a</text:p>
      <text:p text:style-name="P213"><text:s/>tc (Lim s) a = Lim (\n -&gt; tc (s n) a)</text:p>
      <text:p text:style-name="P213"><text:s/>-- tc (Ext f) a = Ext (\x -&gt; tc (f x) a)</text:p>
      <text:p text:style-name="P213"><text:s/>tc (Ext f) a = opItw (\x -&gt; tc (f x) a) Zero </text:p>
      <text:p text:style-name="P213"><text:s/>-- tc (Ext f) a = tc (opItw (\x -&gt; f (tc x a)) Zero) a</text:p>
      <text:p text:style-name="P213"/>
      <text:p text:style-name="P213">Exemple :</text:p>
      <text:p text:style-name="P213">C(W,0) = C(Ext I, 0) = H [C(*,0)] 0 </text:p>
      <text:p text:style-name="P213"><text:s/>= lim 0, C(0,0)=0+w^0=1, C(1,0)=0+w^1=w, C(w,0)=0+w^w=w^w, …</text:p>
      <text:p text:style-name="P213"><text:s/>= epsilon₀</text:p>
      <text:p text:style-name="P213"/>
      <text:p text:style-name="P211"><text:a xlink:type="simple" xlink:href="https://stepstowardinfinity.wordpress.com/2015/06/22/ordinal3/" text:style-name="Internet_20_link" text:visited-style-name="Visited_20_Internet_20_Link">https://stepstowardinfinity.wordpress.com/2015/06/22/ordinal3/</text:a></text:p>
      <text:p text:style-name="P211"/>
      <text:p text:style-name="P228"><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11">W1 = C(W2,0) = w^W2</text:p>
      <text:p text:style-name="P211">BHO = lim C(W1,0), C(C(W1,W1),0), …</text:p>
      <text:p text:style-name="P211">= C (H [C(*,W1)] W1, 0)</text:p>
      <text:p text:style-name="P211">H [C(*,W1)] W1 = H (C(*,W1)] 0 ? = C(W2,W1)</text:p>
      <text:p text:style-name="P211">= C (Ext [C(*,W1)], W1) ?</text:p>
      <text:p text:style-name="P211">= C (Ext (x → C(x,W1)), W1) ?</text:p>
      <text:p text:style-name="P209">O<text:span text:style-name="T97">u plutôt : </text:span></text:p>
      <text:p text:style-name="P211">= C (Ext I, W1) = C (Ext (x → x), W1)</text:p>
      <text:p text:style-name="P209"/>
      <text:p text:style-name="P215">BHO = C(W^...^W,0)</text:p>
      <text:p text:style-name="P215"/>
      <text:p text:style-name="P214">C(W,W) = W*2</text:p>
      <text:p text:style-name="P214">C(C(W,W),W) = W²</text:p>
      <text:p text:style-name="P214">C(C(C(W,W),W),W) = W^W</text:p>
      <text:p text:style-name="P214">C(C(C(C(W,W),W),W),W) = W^W^W</text:p>
      <text:p text:style-name="P214"><text:soft-page-break/></text:p>
      <text:p text:style-name="P214">C(0,W) = W+1</text:p>
      <text:p text:style-name="P214">C(C(0,W),W) = W*w</text:p>
      <text:p text:style-name="P214">C(C(C(0,W),W),W) = W^w</text:p>
      <text:p text:style-name="P214">C(C(C(C(0,W),W),W),W) = W^W^w</text:p>
      <text:p text:style-name="P214"/>
      <text:p text:style-name="P214">W^...^W^w = W^...^W ?</text:p>
      <text:p text:style-name="P214">W^...^W = H [C(.,W)] 0 = C (Ext I, W) = C (Ext I, Ext I)</text:p>
      <text:p text:style-name="P214">ou remplacer Ext f par Ext f z</text:p>
      <text:p text:style-name="P214">avec tc (Ext f z) a = opItw (\x → tc (f x) a) z</text:p>
      <text:p text:style-name="P214">C (Ext I W, W) avec W = Ext I 0 → C (Ext I (Exi I 0), Ext I 0)</text:p>
      <text:p text:style-name="P216"/>
      <text:p text:style-name="P216">W^...^W = C (Ext I W, W) avec W = Ext I 0</text:p>
      <text:p text:style-name="P216">C(W,W) = W*2</text:p>
      <text:p text:style-name="P216">C(W,0) = H [C(*,0)] 0</text:p>
      <text:p text:style-name="P216"><text:s/>= lim 0, C(0,0)=0+w^0=1, C(1,0)=0+w^1=w, C(w,0)=0+w^w=w^w, …</text:p>
      <text:p text:style-name="P216"><text:s/>= w^...^w = epsilon₀ = phi(1,0)</text:p>
      <text:p text:style-name="P216">C(W,W) = H [C(*,W)] 0</text:p>
      <text:p text:style-name="P216"><text:s/>= lim 0,</text:p>
      <text:p text:style-name="P216"><text:tab/>C(0,W) = W+1, </text:p>
      <text:p text:style-name="P216"><text:tab/>C(W+1,<text:span text:style-name="T100">W</text:span>) = H [C(W,*)] W = W+w^(W+1) = W+w^W*w = W+epsilon_0*w </text:p>
      <text:p text:style-name="P216"><text:tab/> = lim W, C(W,W), … ? (boucle infinie) </text:p>
      <text:p text:style-name="P214"/>
      <text:p text:style-name="P214"/>
      <text:p text:style-name="P209"/>
      <text:p text:style-name="P212">Countable and extended (uncountable) ordinals :</text:p>
      <text:p text:style-name="P212"/>
      <text:p text:style-name="P212">module Cord_and_ord where</text:p>
      <text:p text:style-name="P212"/>
      <text:p text:style-name="P212"><text:s/>-- Natural numbers</text:p>
      <text:p text:style-name="P212"><text:s/>data Nat </text:p>
      <text:p text:style-name="P212"><text:s text:c="2"/>= ZeroN</text:p>
      <text:p text:style-name="P212"><text:s text:c="2"/>| SucN Nat</text:p>
      <text:p text:style-name="P212"/>
      <text:p text:style-name="P212"><text:s/>-- Countable ordinals</text:p>
      <text:p text:style-name="P212"><text:s/>data Cord</text:p>
      <text:p text:style-name="P212"><text:s text:c="2"/>= ZeroC</text:p>
      <text:p text:style-name="P212"><text:s text:c="2"/>| SucC Cord</text:p>
      <text:p text:style-name="P212"><text:s text:c="2"/>| LimC (Nat -&gt; Cord)</text:p>
      <text:p text:style-name="P212"/>
      <text:p text:style-name="P212"><text:s/>-- Ordinals</text:p>
      <text:p text:style-name="P212"><text:s/>data Ord </text:p>
      <text:p text:style-name="P212"><text:soft-page-break/><text:s text:c="2"/>= Zero</text:p>
      <text:p text:style-name="P212"><text:s text:c="2"/>| Suc Ord</text:p>
      <text:p text:style-name="P212"><text:s text:c="2"/>| Lim (Nat -&gt; Ord)</text:p>
      <text:p text:style-name="P212"><text:s text:c="2"/>| Ext (Ord -&gt; Ord)</text:p>
      <text:p text:style-name="P212"/>
      <text:p text:style-name="P212"><text:s/>ordOfCord ZeroC = Zero</text:p>
      <text:p text:style-name="P212"><text:s/>ordOfCord (SucC a) = Suc (ordOfCord a)</text:p>
      <text:p text:style-name="P212"><text:s/>ordOfCord (LimC s) = Lim (\n -&gt; ordOfCord (s n))</text:p>
      <text:p text:style-name="P212"/>
      <text:p text:style-name="P212"><text:s/>cordOfOrd Zero = ZeroC</text:p>
      <text:p text:style-name="P212"><text:s/>cordOfOrd (Suc a) = SucC (cordOfOrd a)</text:p>
      <text:p text:style-name="P212"><text:s/>cordOfOrd (Lim s) = LimC (\n -&gt; cordOfOrd (s n))</text:p>
      <text:p text:style-name="P212"><text:s/>cordOfOrd (Ext f) = cordOfOrd (f Zero)</text:p>
      <text:p text:style-name="P212"/>
      <text:p text:style-name="P217">ordinaux dénombrables : 0 | Suc Ord | Lim (Nat → Ord)</text:p>
      <text:p text:style-name="P217">ordinaux non dénombrables : 0 | Suc Ord | Lim (Nat → Ord) | Ext (Ord → Ord)</text:p>
      <text:p text:style-name="P217"><text:tab/><text:tab/><text:tab/><text:tab/> <text:s text:c="3"/>0 | Suc Ord | LimC (Nat → Ord) | LimU (Ord → Ord)</text:p>
      <text:p text:style-name="P219">généralisation : LimX ((Ord → Ord) → Ord) ...</text:p>
      <text:p text:style-name="P217">suite fondamentale transfinie <text:span text:style-name="T101">a[n] avec n ordinal</text:span></text:p>
      <text:p text:style-name="P218">exemple Buchholz : </text:p>
      <text:p text:style-name="P218">http://googology.wikia.com/wiki/List_of_systems_of_fundamental_sequences</text:p>
      <text:p text:style-name="P229">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4385548523631744007" text:style-name="L1">
        <text:list-item>
          <text:p text:style-name="P253">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53">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53">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53">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53">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54">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54"><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88"><text:a xlink:type="simple" xlink:href="http://forums.xkcd.com/viewtopic.php?f=14&amp;t=7469&amp;start=600" text:style-name="Internet_20_link" text:visited-style-name="Visited_20_Internet_20_Link">http://forums.xkcd.com/viewtopic.php?f=14&amp;t=7469&amp;start=600</text:a></text:p>
      <text:p text:style-name="P188"/>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88"/>
      <text:p text:style-name="Text_20_body"/>
      <text:p text:style-name="P182"><text:a xlink:type="simple" xlink:href="http://forums.xkcd.com/viewtopic.php?f=14&amp;t=7469&amp;start=640" text:style-name="Internet_20_link" text:visited-style-name="Visited_20_Internet_20_Link"><text:span text:style-name="T102">http://forums.xkcd.com/viewtopic.php?f=14&amp;t=7469&amp;start=640</text:span></text:a></text:p>
      <text:p text:style-name="P183"><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84"><text:a xlink:type="simple" xlink:href="http://forums.xkcd.com/viewtopic.php?f=14&amp;t=7469&amp;start=680" text:style-name="Internet_20_link" text:visited-style-name="Visited_20_Internet_20_Link">http://forums.xkcd.com/viewtopic.php?f=14&amp;t=7469&amp;start=680</text:a></text:p>
      <text:p text:style-name="P184"/>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40"><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43"><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41"><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42"><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44" text:outline-level="3"><text:a xlink:type="simple" xlink:href="http://forums.xkcd.com/viewtopic.php?f=14&amp;t=7469&amp;start=680#p2030272" text:style-name="Internet_20_link" text:visited-style-name="Visited_20_Internet_20_Link"><text:span text:style-name="T109">Re: My number is bigger!</text:span></text:a></text:h><text:list xml:id="list5852026037169894010" text:style-name="L2"><text:list-item><text:p text:style-name="P255"><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83"/>
      <text:p text:style-name="P185"><text:a xlink:type="simple" xlink:href="http://forums.xkcd.com/viewtopic.php?f=14&amp;t=7469&amp;start=720" text:style-name="Internet_20_link" text:visited-style-name="Visited_20_Internet_20_Link"/></text:p>
      <text:p text:style-name="P185"><text:a xlink:type="simple" xlink:href="http://forums.xkcd.com/viewtopic.php?f=14&amp;t=7469&amp;start=720" text:style-name="Internet_20_link" text:visited-style-name="Visited_20_Internet_20_Link"/></text:p>
      <text:p text:style-name="P185"><text:a xlink:type="simple" xlink:href="http://forums.xkcd.com/viewtopic.php?f=14&amp;t=7469&amp;start=720" text:style-name="Internet_20_link" text:visited-style-name="Visited_20_Internet_20_Link">http://forums.xkcd.com/viewtopic.php?f=14&amp;t=7469&amp;start=720</text:a></text:p>
      <text:p text:style-name="P190">(p 19)</text:p>
      <text:p text:style-name="P190">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90"/>
      <text:p text:style-name="P190"/>
      <text:p text:style-name="P189"><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89"><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91"><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91"><text:line-break/></text:p>
      <text:p text:style-name="P186"><text:a xlink:type="simple" xlink:href="http://forums.xkcd.com/viewtopic.php?f=14&amp;t=7469&amp;start=840" text:style-name="Internet_20_link" text:visited-style-name="Visited_20_Internet_20_Link">http://forums.xkcd.com/viewtopic.php?f=14&amp;t=7469&amp;start=840</text:a> p 22</text:p>
      <text:p text:style-name="P186">Okay, let’s define a monstrously large recursive ordinal! (and a large finite</text:p>
      <text:p text:style-name="P186">number)</text:p>
      <text:p text:style-name="P186">When last we left, we defined a transfinite hierarchy over Q and theta,</text:p>
      <text:p text:style-name="P186">indexed by a large ordinal xi. We want to define larger and larger powers of xi.</text:p>
      <text:p text:style-name="P186">We will write Q(a)(b) and theta0 (a) instead of Qa(b) and thetaa. Also, replace</text:p>
      <text:p text:style-name="P186">xi with theta1(0).</text:p>
      <text:p text:style-name="P186">As before, we define an inaccessible hierarchy above xi, by I(1)(0)(a1@b1,</text:p>
      <text:p text:style-name="P186">a2@b2, ... an@bn). We then define Q(1)(0) and theta0(1)(0) so that</text:p>
      <text:p text:style-name="P186">Q(1)(0)(θ 0 (1)(0) a 1 b 1 +θ 0 (1)(0) a 2 b 2 +...θ 0 (1)(0) a n b n ) = I(1)(0)(b 1 @a 1 , b 2 @a 2 , ...b n @a n ).</text:p>
      <text:p text:style-name="P186">We can then extend this by defining Q(1)(1) and theta0 (1)(1), Q(1)(alpha)</text:p>
      <text:p text:style-name="P186">and theta 0(1)(alpha) for arbitrary ordinals alpha, and then a transfinite hier-</text:p>
      <text:p text:style-name="P186">archy Q(1)(a1@b1, ... ,an@bn) and theta0(1)(a1@b1, ... ,an@bn). Next, we</text:p>
      <text:p text:style-name="P186">define a new large ordinal theta1(1) (we can take this to be the second weakly</text:p>
      <text:p text:style-name="P186">compact cardinal), to diagonlize over the transfinite hiearachy, and we define</text:p>
      <text:p text:style-name="P186">Q(1)(θ 1 (1) a 1 b 1 +θ 1 (1) a 2 b 2 +...θ 1 (1) a n b n )(c) = Q(1)(b 1 @a 1 , b 2 @a 2 , ..., b n @a n )(c)</text:p>
      <text:p text:style-name="P186">θ 0 (1)(θ 1 (1) a 1 b 1 + θ 1 (1) a 2 b 2 + ...θ 1 (1) a n b n ) = θ 0 (1)(b 1 @a 1 , b 2 @a 2 , ..., b n @a n ).</text:p>
      <text:p text:style-name="P186">Continuing the entire procedure above, we can define Q(a)(b)(c), theta0(a)(b)</text:p>
      <text:p text:style-name="P186">and theta1(a) for arbitrary ordinals a,b,c. Again, we can extend this to trans-</text:p>
      <text:p text:style-name="P186">finite hierarchies Q(a1@b1, ... ,an@bn) (b)(c), theta0(a1@b1, ... ,an@bn) (b)</text:p>
      <text:p text:style-name="P186">and theta1(a1@b1, ... ,an@bn). Now we define a large ordinal theta2(0) (let’s</text:p>
      <text:p text:style-name="P186">take this to be the smallest 1-indescribable ordinal) to index these transfinite</text:p>
      <text:p text:style-name="P186">hierarchies.</text:p>
      <text:p text:style-name="P186">Q(θ 2 (0) a 1 b 1 +θ 2 (0) a 2 b 2 +...θ 2 (0) a n b n )(c)(d) = Q(b 1 @a 1 , b 2 @a 2 , ..., b n @a n )(c)(d)</text:p>
      <text:p text:style-name="P186">θ 0 (θ 2 (0) a 1 b 1 +θ 2 (0) a 2 b 2 +...θ 2 (0) a n b n )(c) = θ 0 (b 1 @a 1 , b 2 @a 2 , ..., b n @a n )(c) θ 1 (θ 2 (0) a 1 b 1 +</text:p>
      <text:p text:style-name="P186">θ 2 (0) a 2 b 2 + ...θ 2 (0) a n b n ) = θ 1 (b 1 @a 1 , b 2 @a 2 , ..., b n @a n )</text:p>
      <text:p text:style-name="P186">So we can define our notation by</text:p>
      <text:p text:style-name="P186">C 0 (α, β) = β ∪ {0, θ 2 (0)}</text:p>
      <text:p text:style-name="P186">C n+1 (α, β) = {γ+δ, γδ, γ δ , φ(γ, δ), Q(γ, δ, #), θ 0 (γ, δ), θ 1 (γ)|γ, δ, # ∈ C n (α, β)}</text:p>
      <text:p text:style-name="P186">∪C m (γ, δ|γ, δ, m ∈ C n (α, β), m &lt; ω ∪{ψ γ (δ)|γ, δ ∈ C n (α, β), δ &lt; α, γ a regular</text:p>
      <text:p text:style-name="P186">cardinal} ∪{τ (γ,</text:p>
      <text:p text:style-name="P186">S δ)|γ, δ ∈ C n (α, β), γ &lt; α}</text:p>
      <text:p text:style-name="P186">C(α, β) = C n (α, β)</text:p>
      <text:p text:style-name="P186">ψ α (β) = min{γ : α ∈ C(β, γ) ∧ C(β, γ) ∩ α ⊆ γ}</text:p>
      <text:p text:style-name="P186">τ (α, β) = the βth ordinal γ such that γ ∈</text:p>
      <text:p text:style-name="P186">/ C(α, γ)</text:p>
      <text:p text:style-name="P186">Okay, let’s keep going. theta2(0) can be extended by an inaccessible hiear-</text:p>
      <text:p text:style-name="P186">achy Q(1)(0)(0)(a) and theta0(1)(0)(0). We proceed on, extending our notations</text:p>
      <text:p text:style-name="P186"><text:soft-page-break/>in the usual manner, defining Q(1)(a)(b)(c), theta0(1)(a)(b), and theta1(1)(a).</text:p>
      <text:p text:style-name="P186">We extend the variable a into a transfinite hierarchy, e.g. Q(1)(a1@b1, ...</text:p>
      <text:p text:style-name="P186">,an@bn)(c)(d), and then define theta2(1) (as the second smallest 1-indescribable</text:p>
      <text:p text:style-name="P186">cardinal) to index our new transfinite heirarchy. So</text:p>
      <text:p text:style-name="P186">Q(1)(θ 2 (1) a 1 b 1 +θ 2 (1) a 2 b 2 +...θ 2 (1) a n b n )(c)(d) = Q(1)(b 1 @a 1 , b 2 @a 2 , ..., b n @a n )(c)(d)</text:p>
      <text:p text:style-name="P186">θ 0 (1)(θ 2 (1) a 1 b 1 +θ 2 (1) a 2 b 2 +...θ 2 (1) a n b n )(c) = θ 0 (1)(b 1 @a 1 , b 2 @a 2 , ..., b n @a n )(c)</text:p>
      <text:p text:style-name="P186">θ 1 (1)(θ 2 (1) a 1 b 1 + θ 2 (1) a 2 b 2 + ...θ 2 (1) a n b n ) = θ 1 (1)(b 1 @a 1 , b 2 @a 2 , ..., b n @a n ).</text:p>
      <text:p text:style-name="P186">This extends upwards for all ordinals, so that we have Q(a)(b)(c)(d), theta0(a)(b)(c),</text:p>
      <text:p text:style-name="P186">theta1(a)(b), and theta2(a) defijned for all a. We extend to a transfinite hi-</text:p>
      <text:p text:style-name="P186">erarchy again, and next define a large ordinal theta3(0) (call it the smallest</text:p>
      <text:p text:style-name="P186">2-indescribable cardinal) to index over it.</text:p>
      <text:p text:style-name="P186">1I think you can see how to proceed from here. We get longer and longer</text:p>
      <text:p text:style-name="P186">functions with more and more parameters. Eventually we can define Q for</text:p>
      <text:p text:style-name="P186">an arbitrary number of parameters, and define thetan for an arbitrary natural</text:p>
      <text:p text:style-name="P186">number n and an arbitrary number of parameters.</text:p>
      <text:p text:style-name="P186">For convenience, we represent Q(a1@b1)(a2@b2)...(an)(bn) to indicate an</text:p>
      <text:p text:style-name="P186">a1 in the b1 place, an a2 in the b2 place, etc. We can then define</text:p>
      <text:p text:style-name="P186">C 0 (α, β) = β ∪ {0}</text:p>
      <text:p text:style-name="P186">C n+1 (α, β) = {γ+δ, γδ, γ δ , φ(γ, δ), Q(γ 1 @δ 1 )(γ 2 @δ 2 )...(γ m @δ m ), θ k (γ 1 @δ 1 )(γ 2 @δ 2 )...(γ m @δ m )|γ, δ, #, γ i ,</text:p>
      <text:p text:style-name="P186">C n (α, β), δ i , m, k &lt; ω} ∪C m (γ, δ|γ, δ, m ∈ C n (α, β), m &lt; ω ∪{ψ γ (δ)|γ, δ ∈</text:p>
      <text:p text:style-name="P186">C n (α, β), δ &lt; α,</text:p>
      <text:p text:style-name="P186">S γ a regular cardinal} ∪{τ (γ, δ)|γ, δ ∈ C n (α, β), γ &lt; α}</text:p>
      <text:p text:style-name="P186">C(α, β) = C n (α, β)</text:p>
      <text:p text:style-name="P186">ψ α (β) = min{γ : α ∈ C(β, γ) ∧ C(β, γ) ∩ α ⊆ γ}</text:p>
      <text:p text:style-name="P186">τ (α, β) = the βth ordinal γ such that γ ∈</text:p>
      <text:p text:style-name="P186">/ C(α, γ)</text:p>
      <text:p text:style-name="P186">Next, we want to define Q and theta for transfinite parameters. I’m having</text:p>
      <text:p text:style-name="P186">a bit of trouble with this, so I’ll continue in a later post.</text:p>
      <text:p text:style-name="P186">2</text:p>
      <text:p text:style-name="P183"/>
      <text:p text:style-name="P187"><text:a xlink:type="simple" xlink:href="http://forums.xkcd.com/viewtopic.php?f=14&amp;t=7469&amp;start=920" text:style-name="Internet_20_link" text:visited-style-name="Visited_20_Internet_20_Link">http://forums.xkcd.com/viewtopic.php?f=14&amp;t=7469&amp;start=920</text:a> p 24</text:p>
      <text:p text:style-name="P187"/>
      <text:p text:style-name="P183"><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3">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1">w^(epsilon₀+1) = w^epsilon₀ * w = epsilon₀ * w</text:p>
      <text:p text:style-name="P171">w^w^(epsilon₀+1) = w^(epsilon₀<text:span text:style-name="T130"> * w) = (w^epsilon₀)^w = epsilon₀^w</text:span></text:p>
      <text:p text:style-name="P172">w^w^w^(epsilon₀+1) = w^epsilon₀^w </text:p>
      <text:p text:style-name="P172">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69">Fix f z = f^w (z+1) = H f (suc z)</text:p>
      <text:p text:style-name="P169">Next = Fix [w^*]</text:p>
      <text:p text:style-name="P169"><text:soft-page-break/>[0] f = Fix [f^* 0]</text:p>
      <text:p text:style-name="P169">phi(1,0) = epsilon₀ = Next 0 = Next w = R₁ H suc 0</text:p>
      <text:p text:style-name="P169">phi(1,a) = epsilon_a = Next^(1+a) 0 = Next^(1+a) w = [suc→R₁, 0→H] (1+a) suc 0</text:p>
      <text:p text:style-name="P169">phi(2,0) = zeta₀ = epsilon_..._epsilon₀ = (0] Next 0 = Fix [Next^* 0] 0 = H [Next^* 0] 1 = lim</text:p>
      <text:p text:style-name="P169"><text:tab/>Next 0 = epsilon₀ = R₁ H suc 0</text:p>
      <text:p text:style-name="P169"><text:tab/>Next^epsilon₀ 0 = epsilon_epsilon₀ = R₁ H R₁ H suc 0</text:p>
      <text:p text:style-name="P169">= R₂ R₁ H suc 0</text:p>
      <text:p text:style-name="P169">phi(2,1) = zeta₁ = epsilon_...epsilon_(zeta₀+1) = ([0] Next)² 0 = lim</text:p>
      <text:p text:style-name="P169"><text:tab/>suc (R₂ R₁ H suc 0)</text:p>
      <text:p text:style-name="P169"><text:tab/>R₁ (R₂ R₁ H R₁ H) suc 0 = R₁ (R₂ R₁ H) suc 0</text:p>
      <text:p text:style-name="P169"><text:tab/>R₁ (R₂ R₁ H) R₁ H suc 0 </text:p>
      <text:p text:style-name="P169">= R₁ (R₂ R₁ H) R₁ H … R₁ H suc 0</text:p>
      <text:p text:style-name="P169">= R₂ R₁ (R₂ R₁ H) suc 0 ?</text:p>
      <text:p text:style-name="P169">= (R₂ R₁)² H suc 0</text:p>
      <text:p text:style-name="P169">phi(2,a) = zeta_a = [suc → R₂ R₁, 0→H] (1+a) suc 0</text:p>
      <text:p text:style-name="P169">zeta_zeta₀ = [suc → R₂ R₁, 0 → H] (suc (R₂ R₁ H suc 0)) suc 0 = R₂ R₁ (R₂ R₁ H (R₂ R₁) H) suc 0</text:p>
      <text:p text:style-name="P169">zeta_zeta_zeta₀ = R₂ R₁ (R₂ R₁ H (R₂ R₁) H) (R₂ R₁) H suc 0</text:p>
      <text:p text:style-name="P169">zeta_..._zeta₀ = R₂ R₁ (R₂ R₁ H (R₂ R₁) H) (R₂ R₁) H … (R₂ R₁) H suc 0</text:p>
      <text:p text:style-name="P169"/>
      <text:p text:style-name="P174">( e = epsilon )</text:p>
      <text:p text:style-name="P174">e₀ = R₁ H suc 0</text:p>
      <text:p text:style-name="P174">w^(e₀ + 1) = [suc→H, 0→suc] (suc (R₁ H suc 0)) 0 = H (R₁ H H suc) 0 = H (R₁ H suc) 0 = e₀ * w</text:p>
      <text:p text:style-name="P174">w^w^(e₀ + 1) = w^(e₀ * w) = H (R₁ H H) suc 0 = H (R₁ H) suc 0 = e₀^w </text:p>
      <text:p text:style-name="P174">R₁ H (R₁ H suc) 0 = e₀²</text:p>
      <text:p text:style-name="P174">H (R₁ H) suc 0 = e₀^w</text:p>
      <text:p text:style-name="P174">w^w^w^(e₀ + 1) = w^e₀^w = H (R₁ H) H suc 0 = lim</text:p>
      <text:p text:style-name="P170"><text:tab/><text:span text:style-name="T131">H suc 0 = w</text:span></text:p>
      <text:p text:style-name="P174"><text:tab/>R₁ H H suc 0 = R₁ H suc 0 = e₀ <text:tab/></text:p>
      <text:p text:style-name="P170"><text:tab/><text:span text:style-name="T131">R₁ H (R₁ H H) suc 0 = R₁ H (R₁ H) suc 0</text:span></text:p>
      <text:p text:style-name="P170"><text:tab/><text:span text:style-name="T131">R₁ H (R₁ H (R₁ H H)) suc 0 = R₁ H (R₁ H (R₁ H)) suc 0</text:span></text:p>
      <text:p text:style-name="P174">e₀ = R₁ H suc 0</text:p>
      <text:p text:style-name="P174">e₀² = R₁ H (R₁ H suc) 0</text:p>
      <text:p text:style-name="P174">e₀^a = [suc-&gt;R₁ H, 0→suc] a 0</text:p>
      <text:p text:style-name="P174">e₀^w = [suc→R₁ H, 0→suc] (H suc 0) 0 = H (R₁ H) suc 0</text:p>
      <text:p text:style-name="P174"/>
      <text:p text:style-name="P174">e₀^e₀^w = H (R₁ H) (R₁ H) suc 0 = lim</text:p>
      <text:p text:style-name="P174"><text:tab/>R₁ H suc 0</text:p>
      <text:p text:style-name="P174"><text:tab/>R₁ H (R₁ H) suc 0</text:p>
      <text:p text:style-name="P174"><text:tab/>R₁ H (R₁ H (R₁ H)) suc 0</text:p>
      <text:p text:style-name="P246">e₀^e₀^e₀^w = H (R₁ H) (R₁ H) (R₁ H) suc 0</text:p>
      <text:p text:style-name="P175"/>
      <text:p text:style-name="P246">e₀⁰ = suc 0</text:p>
      <text:p text:style-name="P246">e₀ = R₁ H suc 0 </text:p>
      <text:p text:style-name="P246">e₀^e₀ = R₁ H (R₁ H) suc 0</text:p>
      <text:p text:style-name="P246">e₀^e₀^e₀ = R₁ H (R₁ H) (R₁ H) suc 0</text:p>
      <text:p text:style-name="P175">… <text:span text:style-name="T132">R₁ (R₁ H) suc 0</text:span></text:p>
      <text:p text:style-name="P175"/>
      <text:p text:style-name="P246">R'₁ f g = lim f, f g, f g g, … </text:p>
      <text:p text:style-name="P246">R₁ = R'₁ I</text:p>
      <text:p text:style-name="P246">R'₁ I (R'₁ I H) suc 0 = R'₁ (H (R'₁ I H)) H suc 0 ?</text:p>
      <text:p text:style-name="P175"><text:tab/></text:p>
      <text:p text:style-name="P247">w^w^(e0+1) = e0^w</text:p>
      <text:p text:style-name="P176">w^w^w^(e0+1) = e0^e0^w</text:p>
      <text:p text:style-name="P176"><text:soft-page-break/>supp. W^...^w^w^(e0+1) = e0^...^e0^w</text:p>
      <text:p text:style-name="P176">dem w^...^w^w^w^(e0+1) = e0^...^e0^e0^w</text:p>
      <text:p text:style-name="P176">e0^...^e0^w = (w^e0)^e0^...^e0^w = w^(e0*e0^...^e0^w) = w^e0^(1+e0^...(n-1)...^e0^w = w^e0^...^e0^w = w^w^...^w^(e0+1)</text:p>
      <text:p text:style-name="P176"/>
      <text:p text:style-name="P176">w^w^(e0+1) = e0^w</text:p>
      <text:p text:style-name="P176">e0 = R1 H suc 0</text:p>
      <text:p text:style-name="P176">w^a = [suc→H,0→suc] a 0</text:p>
      <text:p text:style-name="P176">w^(e0+1) = [suc→H,0→suc] (suc (R1 H suc 0)) 0 = H (R1 H H suc) 0 = H (R1 H suc) 0</text:p>
      <text:p text:style-name="P176">w^w^(e0+1) = H (R1 H H) suc 0 = H (R1 H) suc 0</text:p>
      <text:p text:style-name="P176">e0^a = [suc→R1 H, 0→suc] a 0</text:p>
      <text:p text:style-name="P176">e0^w = [suc→R1 H, 0→suc] (H suc 0) 0 = H (R1 H) suc 0</text:p>
      <text:p text:style-name="P176">w^w^w^(e0+1) = H (R1 H) H suc 0</text:p>
      <text:p text:style-name="P176">e0^e0^w = H (R1 H) (R1 H) suc 0</text:p>
      <text:p text:style-name="P176">supp H (R1 H) H … H suc 0 = H (R1 H) (R1 H) … (R1 H) suc 0</text:p>
      <text:p text:style-name="P176">dem H (R1 H) H H … H suc 0 = H (R1 H) (R1 H) (R1 H) … (R1 H) suc 0</text:p>
      <text:p text:style-name="P176">e0 = R1 H suc 0</text:p>
      <text:p text:style-name="P176">w^e0 = [suc→H, 0→suc] (R1 H suc 0) 0 = (R1 H H suc) 0 = R1 H suc 0</text:p>
      <text:p text:style-name="P176">H (R1 H) H H … H suc 0 = lim</text:p>
      <text:p text:style-name="P176"><text:tab/>H H … H suc 0</text:p>
      <text:p text:style-name="P176"><text:tab/>R1 H H H … H suc 0</text:p>
      <text:p text:style-name="P176"><text:tab/>R1 H (R1 H H) H … H suc 0 = R1 H (R1 H) H … H suc 0</text:p>
      <text:p text:style-name="P176">H (R1 H) (R1 H) (R1 H) … (R1 H) suc 0 = lim</text:p>
      <text:p text:style-name="P176"><text:tab/>R1 H (R1 H) … (R1 H) suc 0</text:p>
      <text:p text:style-name="P176"><text:tab/>R1 H (R1 H) (R1 H) … (R1 H) suc 0</text:p>
      <text:p text:style-name="P176"><text:tab/>R1 H (R1 H (R1 H)) (R1 H) … (R1 H) suc 0</text:p>
      <text:p text:style-name="P177">R1 (R2 R1 H) R1 H … R1 H suc 0 = R2 R1 (R2 R1 H) suc 0 ?</text:p>
      <text:p text:style-name="P177">H (R1 H) H … H suc 0 = R1 (R1 H) suc 0 = (R1 H) … (R1 H) suc 0 = H (R1 H) (R1 H) … (R1 H) suc 0</text:p>
      <text:p text:style-name="P177">R1 (R2 R1 H) R1 H … R1 H</text:p>
      <text:p text:style-name="P177">R2 R1 (R2 R1 H) suc 0</text:p>
      <text:p text:style-name="P177">= R1 (R2 R1 H) R1 (R2 R1 H) … R1 (R2 R1 H) suc 0</text:p>
      <text:p text:style-name="P177">phi(2,1) = zeta1 = e_..._e_(zeta0+1)</text:p>
      <text:p text:style-name="P177">e_a = [suc→R1,0→H] (1+a) suc 0</text:p>
      <text:p text:style-name="P177">zeta₀ = R2 R1 H suc 0</text:p>
      <text:p text:style-name="P177">zeta₀ + 1 = suc (R2 R1 H suc 0)</text:p>
      <text:p text:style-name="P177">e_(zeta_0+1) = R1 (R2 R1 H R1 H) suc 0 = R1 (R2 R1 H) suc 0</text:p>
      <text:p text:style-name="P177">e_e_(zeta_0+1) = R1 (R2 R1 H) R1 H suc 0</text:p>
      <text:p text:style-name="P177">e_e_e_(zeta_0+1) = R1 (R2 R1 H) R1 H R1 H suc 0</text:p>
      <text:p text:style-name="P177">…</text:p>
      <text:p text:style-name="P177">R1 (R2 R1 H) R1 H … R1 H suc 0</text:p>
      <text:p text:style-name="P177">= R2 R1 (R2 R1 H) suc 0 ?</text:p>
      <text:p text:style-name="P177"/>
      <text:p text:style-name="P177">phi(2,0) = zeta₀ = R2 R1 H suc 0</text:p>
      <text:p text:style-name="P177">zeta₀ ^ … ^zeta₀ = w^...^w^(zeta₀ + 1)</text:p>
      <text:p text:style-name="P177">R2 R1 H suc (R2 R1 H suc 0) = zeta₀ * 2</text:p>
      <text:p text:style-name="P177">R2 R1 H (R2 R1 H) suc 0 = zeta₀ ^zeta₀ </text:p>
      <text:p text:style-name="P177">R1 (R2 R1 H) suc 0 = zeta₀ ^… ^zeta₀ = w^...^w^(zeta₀+1)</text:p>
      <text:p text:style-name="P177">R1 (R1 (R2 R1 H)) suc 0 = e_(zeta₀+1)^...^e_(zeta₀+1) = w^...^w^(e_(zeta₀+1)+1) = e_(e_(zeta₀+1)+1)</text:p>
      <text:p text:style-name="P177">… H R1 (R2 R1 H) suc 0 = lim</text:p>
      <text:p text:style-name="P177"><text:tab/>R2 R1 H suc 0 = zeta₀ </text:p>
      <text:p text:style-name="P177"><text:tab/>R1 (R2 R1 H) suc 0 = zeta₀ ^ … ^ zeta₀ = w^...^w^(zeta₀ + 1) = e_(zeta₀ + 1)</text:p>
      <text:p text:style-name="P177"><text:tab/>R1 (R1 (R2 R1 H)) suc 0</text:p>
      <text:p text:style-name="P177">= H [e_(*+1)] zeta₀ </text:p>
      <text:p text:style-name="P177">a^...^a^w = w^...^w^w^(a+1) → e_(a+1) </text:p>
      <text:p text:style-name="P178"><text:soft-page-break/>a^...^a = w^...^w^(a*2)</text:p>
      <text:p text:style-name="P177">H R1 (R2 R1 H) suc 0</text:p>
      <text:p text:style-name="P177">R1 H R1 (R2 R1 H) suc 0</text:p>
      <text:p text:style-name="P177">R1 (R2 R1 H) R1 (R2 R1 H) suc 0</text:p>
      <text:p text:style-name="P177">R2 R1 (R2 R1 H) suc 0</text:p>
      <text:p text:style-name="P177">H (R2 R1) H suc 0</text:p>
      <text:p text:style-name="P177">(R2 R1) H (R2 R1) H suc 0</text:p>
      <text:p text:style-name="P177">R2 (R2 R1) H suc 0</text:p>
      <text:p text:style-name="P177">H R2 R1 H suc 0</text:p>
      <text:p text:style-name="P177">R2 R1 H R2 R1 H suc 0</text:p>
      <text:p text:style-name="P177">R3 R2 R1 H suc 0</text:p>
      <text:p text:style-name="P177"><text:tab/></text:p>
      <text:p text:style-name="P179">phi(1,0) = e0 = R1 H suc 0</text:p>
      <text:p text:style-name="P179">phi(2,0) = z0 = R2 R1 H suc 0</text:p>
      <text:p text:style-name="P179">phi(2,1) = z1 = R1 (R2 R1 H) R1 H … R1 H suc 0 = R2 R1 (R2 R1 H) suc 0 ?</text:p>
      <text:p text:style-name="P179">phi(2,a) = (R2 R1)⁽1+a) H suc 0 ?</text:p>
      <text:p text:style-name="P179">phi(2,w) = H (R2 R1) H suc 0</text:p>
      <text:p text:style-name="P179">phi(2,phi(2,0)) = R2 R1 H (R2 R1) H suc 0</text:p>
      <text:p text:style-name="P179">phi(3,0) = R2 (R2 R1) H suc 0</text:p>
      <text:p text:style-name="P179">phi(1+a,0) = R2^a R1 H suc 0</text:p>
      <text:p text:style-name="P179">phi(phi(1,0),0) = R1 H R2 R1 H suc 0</text:p>
      <text:p text:style-name="P179">phi(1,0,0) = R3 R2 R1 H suc 0 = Gamma0</text:p>
      <text:p text:style-name="P179">R3 R2 R1 H suc (R3 R2 R1 H suc 0) = Gamma0 * 2</text:p>
      <text:p text:style-name="P179">R3 R2 R1 H (R3 R2 R1 H suc) 0 = Gamma0 ^ 2</text:p>
      <text:p text:style-name="P179">R3 R2 R1 H (R3 R2 R1 H) suc 0 = Gamma0 ^Gamma0</text:p>
      <text:p text:style-name="P179">Gamma0 ^ a = [suc→R3 R2 R1 H, 0→suc] a 0</text:p>
      <text:p text:style-name="P179">R1 (R3 R2 R1 H) suc 0 = Galla0 ^ … ^ Gamma0 = w ^ … ^ w ^ (Gamma0+1) = w ^ … <text:s/>^ w ^ (Gamma0*2) = <text:s/>e_(Gamma0+1) = phi(1,Gamma0+1) = phi(1,0,1)</text:p>
      <text:p text:style-name="P179">phi(1,0,0) = R3 R2 R1 H suc 0</text:p>
      <text:p text:style-name="P179">phi(1,0,1) = R1 (R3 R2 R1 H) suc 0</text:p>
      <text:p text:style-name="P179">phi(1,0,a) = [suc→R1, 0→R3 R2 R1 H] a suc 0</text:p>
      <text:p text:style-name="P179">phi(1,0,phi(1,0,0)) = R3 R2 R1 H R1 (R3 R2 R1 H) suc 0</text:p>
      <text:p text:style-name="P179">phi(1,1,0) = R2 R1 (R3 R2 R1 H) suc 0</text:p>
      <text:p text:style-name="P179">phi(1,a,0) = (R2 R1)^a (R3 R2 R1 H) suc 0</text:p>
      <text:p text:style-name="P179">phi(1,phi(1,0,0),0) = R3 R2 R1 H (R2 R1) (R3 R2 R1 H) suc 0</text:p>
      <text:p text:style-name="P179">phi(2,0,0) = R2 (R2 R1) (R3 R2 R1 H) suc 0</text:p>
      <text:p text:style-name="P179">phi(phi(1,0,0),0,0) = R3 R2 R1 H (R2 (R2 R1)) (R3 R2 R1 H) suc 0</text:p>
      <text:p text:style-name="P179">phi(1,0,0,0) = R2 (R2 (R2 R1)) (R3 R2 R1 H) suc 0</text:p>
      <text:p text:style-name="P179"/>
      <text:p text:style-name="P180">w = phi(1) = H suc 0</text:p>
      <text:p text:style-name="P180">e0 = phi(1,0) = R1 H suc 0</text:p>
      <text:p text:style-name="P180">z0 = phi(2,0) = R2 R1 H suc 0</text:p>
      <text:p text:style-name="P180">GammaO = phi(1,0,0) = R3 R2 R1 H suc 0</text:p>
      <text:p text:style-name="P180">phi(1,0,0,0) = R2 (R2 (R2 R1)) (R3 R2 R1 H) suc 0 ?</text:p>
      <text:p text:style-name="P180"/>
      <text:p text:style-name="P181"><text:a xlink:type="simple" xlink:href="https://johncarlosbaez.wordpress.com/2016/07/07/large-countable-ordinals-part-3/" text:style-name="Internet_20_link" text:visited-style-name="Visited_20_Internet_20_Link">https://johncarlosbaez.wordpress.com/2016/07/07/large-countable-ordinals-part-3/</text:a></text:p>
      <text:p text:style-name="P181"/>
      <text:p text:style-name="P248">récapitulation</text:p>
      <text:p text:style-name="P248">w^a = [suc:H,0:suc] a 0</text:p>
      <text:p text:style-name="P248">e0^a = [suc:R1 H,0:suc] a 0</text:p>
      <text:p text:style-name="P248">e_a = [suc:R1,0:H] (1+a) suc 0</text:p>
      <text:p text:style-name="P248">z_a = suc:H R1,0:R2 R1 H] a suc 0</text:p>
      <text:p text:style-name="P248">a^...^a = w^...^w^(a+1) = e_(a+1)</text:p>
      <text:p text:style-name="P248">w^...^w^(e0+1) = H (R1 H) H … H suc 0 = e0^...^e0 = R1 (R1 H) suc 0</text:p>
      <text:p text:style-name="P249"><text:soft-page-break/>a = f suc 0 =&gt; a^a = f f suc 0, … , a^...^a = e_(a+1) = R1 f suc 0</text:p>
      <text:p text:style-name="P248"/>
      <text:p text:style-name="P248">phi(1,0) = e0 = R1 H suc 0</text:p>
      <text:p text:style-name="P248">phi(2,0) = z0 = R2 R1 H suc 0</text:p>
      <text:p text:style-name="P248">phi(2,1) = z1 = e_..._e_(z0+1) = R1 (R2 R1 H) R1 H … R1 H suc 0 = R2 R1 (R2 R1 H) suc 0 ? ou H R1 (R2 R1 H) suc 0 ?</text:p>
      <text:p text:style-name="P249"/>
      <text:p text:style-name="P249">R2 R1 H suc 0 = z0</text:p>
      <text:p text:style-name="P250">R1 (R2 R1 H) suc 0 = z0^...^z0 = e_(z0+1) = [suc:R1,0:H] (suc (R2 R1 H suc 0)) suc 0 = R1 (R2 R1 H R1 H) suc 0 = R1 (R2 R1 H) suc 0</text:p>
      <text:p text:style-name="P250">R1 (R1 (R2 R1 H)) suc 0 = e_(z0+1)^...^e_(z0+1) = e_(e_(z0+1)+1)</text:p>
      <text:p text:style-name="P250">H R1 (R2 R1 H) suc 0 = e_...e_(z0+1)+1...+1 = ? e_...e_z0+1 = z1 </text:p>
      <text:p text:style-name="P250">R1 (H R1 (R2 R1 H)) suc 0 = z1^...^z1 = e_(z1+1) = [suc:R1,0:H] (suc (RH R1 (R2 R1 H) suc 0)) suc 0 = R1 (H R1 (R2 R1 H) R1 H) suc0</text:p>
      <text:p text:style-name="P250">H R1 (H R1 (R2 R1 H)) suc 0 = e_...e_(z1+1)...+1 = ? e_...e_z1+1 = z2 = phi(2,2)</text:p>
      <text:p text:style-name="P250">phi(2,a) = z_a = ? [suc:H R1,0:R2 R1 H] a suc 0</text:p>
      <text:p text:style-name="P250">z₀ = R2 R1 H suc 0</text:p>
      <text:p text:style-name="P250">z_z₀ = R2 R1 H (H R1) (R2 R1 H) suc0</text:p>
      <text:p text:style-name="P250">z_z_z0 = R2 R1 H (H R1) (R2 R1 H) (H R1) (R2 R1 H) suc 0</text:p>
      <text:p text:style-name="P250">phi(3,0) = eta₀ = R2 (H R1) (R2 R1 H) suc 0</text:p>
      <text:p text:style-name="P251"/>
      <text:p text:style-name="P252">R3 R2 R1 H suc 0</text:p>
      <text:p text:style-name="P252">R2 R1 H R2 R1 H suc 0</text:p>
      <text:p text:style-name="P252">R1 H R1 H R2 R1 H suc 0</text:p>
      <text:p text:style-name="P252">H H R1 H R2 R1 H suc 0</text:p>
      <text:p text:style-name="P252">H (H R1) H R2 R1 H suc 0</text:p>
      <text:p text:style-name="P252">H R1 (H R1 H) R2 R1 H suc 0</text:p>
      <text:p text:style-name="P252">R1 (R1 (H R1 H)) R2 R1 H suc 0</text:p>
      <text:p text:style-name="P252">R1 (H R1 H) (R1 (H R1 H)) R2 R1 H suc 0</text:p>
      <text:p text:style-name="P252">H R1 H (H R1 H) (R1 (H R1 H)) R2 R1 H suc 0</text:p>
      <text:p text:style-name="P252">R1 (R1 H) (H R1 H) (R1 (H R1 H)) R2 R1 H suc 0</text:p>
      <text:p text:style-name="P252">R1 H (R1 H) (H R1 H) (R1 (H R1 H)) R2 R1 H suc 0</text:p>
      <text:p text:style-name="P252">H H (R1 H) (H R1 H) (R1 (H R1 H)) R2 R1 H suc 0</text:p>
      <text:p text:style-name="P252">H (H (R1 H)) (H R1 H) (R1 (H R1 H)) R2 R1 H suc 0</text:p>
      <text:p text:style-name="P252">H (R1 H) (H (R1 H) (H R1 H)) (R1 (H R1 H)) R2 R1 H suc 0</text:p>
      <text:p text:style-name="P252">R1 H (R1 H (H (R1 H) (H R1 H))) (R1 (H R1 H)) R2 R1 H suc 0</text:p>
      <text:p text:style-name="P252"/>
      <text:p text:style-name="P251"/>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text:soft-page-break/></text:p>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0T02:38:29.372155530</dc:date>
    <meta:editing-duration>P4DT16H8M55S</meta:editing-duration>
    <meta:editing-cycles>168</meta:editing-cycles>
    <meta:generator>LibreOffice/4.3.3.2$Linux_ARM_EABI LibreOffice_project/430m0$Build-2</meta:generator>
    <meta:print-date>2017-12-17T20:43:08.484188621</meta:print-date>
    <meta:document-statistic meta:table-count="2" meta:image-count="6" meta:object-count="0" meta:page-count="52" meta:paragraph-count="2129" meta:word-count="26248" meta:character-count="130488" meta:non-whitespace-character-count="103814"/>
  </office:meta>
</office:document-meta>
</file>